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40000012F46B25ACD33BC7904.png" manifest:media-type="image/png"/>
  <manifest:file-entry manifest:full-path="Pictures/10000201000002ED000001229B8D9B5DA213C7E9.png" manifest:media-type="image/png"/>
  <manifest:file-entry manifest:full-path="Pictures/10000201000002FC000004E71D5643CA8E6112F2.png" manifest:media-type="image/png"/>
  <manifest:file-entry manifest:full-path="Pictures/100002010000037900000103D4AF7295D6B4D1E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ae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3.106cm" svg:y="-3.496cm" svg:width="11.726cm" svg:height="19.262cm" draw:z-index="0" draw:transform="translate (-8.969cm -6.135cm) rotate (4.71238898038469) translate (8.969cm 6.135cm)"><draw:image xlink:href="Pictures/10000201000002FC000004E71D5643CA8E6112F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width="17.59cm" svg:height="5.124cm" draw:z-index="1"><draw:image xlink:href="Pictures/100002010000037900000103D4AF7295D6B4D1E3.png" xlink:type="simple" xlink:show="embed" xlink:actuate="onLoad" loext:mime-type="image/png"/></draw:frame></text:p>
      <text:p text:style-name="Standard"><draw:frame draw:style-name="fr3" draw:name="Image3" text:anchor-type="paragraph" svg:width="17.59cm" svg:height="6.809cm" draw:z-index="2"><draw:image xlink:href="Pictures/10000201000002ED000001229B8D9B5DA213C7E9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width="17.59cm" svg:height="5.622cm" draw:z-index="3"><draw:image xlink:href="Pictures/10000201000003B40000012F46B25ACD33BC790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14:19:18.821334898</meta:creation-date>
    <dc:date>2019-07-19T18:22:46.389711767</dc:date>
    <meta:editing-duration>PT3H38M6S</meta:editing-duration>
    <meta:editing-cycles>3</meta:editing-cycles>
    <meta:generator>LibreOffice/6.2.5.2$Linux_X86_64 LibreOffice_project/20$Build-2</meta:generator>
    <meta:document-statistic meta:table-count="0" meta:image-count="4" meta:object-count="0" meta:page-count="2" meta:paragraph-count="0" meta:word-count="0" meta:character-count="0" meta:non-whitespace-character-count="0"/>
  </office:meta>
</office:document-meta>
</file>